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124e60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43281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5ba18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749b9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847c3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97e8e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97e8e" officeooo:paragraph-rsid="00197e8e"/>
    </style:style>
    <style:style style:name="P8" style:family="paragraph" style:parent-style-name="Footer">
      <style:paragraph-properties fo:text-align="end" style:justify-single-word="false"/>
      <style:text-properties officeooo:rsid="001b0693" officeooo:paragraph-rsid="001b0693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43281"/>
    </style:style>
    <style:style style:name="T3" style:family="text">
      <style:text-properties style:font-name="sans-serif" fo:font-size="13.5pt" fo:font-weight="bold" style:font-weight-asian="bold" style:font-weight-complex="bold"/>
    </style:style>
    <style:style style:name="T4" style:family="text">
      <style:text-properties style:font-name="sans-serif" fo:font-size="13.5pt" fo:font-weight="bold" officeooo:rsid="00143281" style:font-weight-asian="bold" style:font-weight-complex="bold"/>
    </style:style>
    <style:style style:name="T5" style:family="text">
      <style:text-properties style:font-name="sans-serif" fo:font-size="13.5pt" officeooo:rsid="0015ba18"/>
    </style:style>
    <style:style style:name="T6" style:family="text">
      <style:text-properties style:font-name="sans-serif" fo:font-size="13.5pt" officeooo:rsid="001749b9"/>
    </style:style>
    <style:style style:name="T7" style:family="text">
      <style:text-properties style:font-name="sans-serif" fo:font-size="13.5pt" style:text-underline-style="solid" style:text-underline-width="auto" style:text-underline-color="font-color"/>
    </style:style>
    <style:style style:name="T8" style:family="text">
      <style:text-properties style:font-name="sans-serif" fo:font-size="13.5pt" officeooo:rsid="001847c3"/>
    </style:style>
    <style:style style:name="T9" style:family="text">
      <style:text-properties style:font-name="sans-serif" fo:font-size="13.5pt" officeooo:rsid="00197e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age36R_mcid0"/><text:line-break/><text:span text:style-name="T3">Procès-verbal de l’assemblée générale extraordinaire portant sur la dissolution de l’association </text:span><text:span text:style-name="T4">du 30 avril 2022</text:span></text:p>
      <text:p text:style-name="P2"><text:bookmark text:name="page36R_mcid2"/><text:bookmark text:name="page36R_mcid3"/><text:bookmark text:name="page36R_mcid4"/><text:line-break/><text:span text:style-name="T3">ASSOCIATION </text:span><text:span text:style-name="T4">CONCEPT CULINAIRE CRÉATIF DE LA PRESQU’ÎLE DE GUERANDE (A3C Presqu’île)</text:span><text:span text:style-name="T3">.</text:span><text:bookmark text:name="page36R_mcid5"/><text:bookmark text:name="page36R_mcid6"/><text:line-break/><text:span text:style-name="T1">Association régie par la loi du 1er juillet 1901 déclarée à la </text:span><text:span text:style-name="T2">sous-</text:span><text:span text:style-name="T1">préfecture de </text:span><text:span text:style-name="T2">Châteaubriant-Ancenis</text:span><text:span text:style-name="T1">, le </text:span><text:span text:style-name="T2">2 avril 2019</text:span><text:span text:style-name="T1">,</text:span><text:bookmark text:name="page36R_mcid7"/><text:bookmark text:name="page36R_mcid8"/><text:line-break/><text:span text:style-name="T1">n° de dossier </text:span><text:span text:style-name="T2">W4430099474</text:span><text:span text:style-name="T1">.</text:span><text:bookmark text:name="page36R_mcid9"/><text:bookmark text:name="page36R_mcid10"/><text:line-break/><text:span text:style-name="T1">Siège social : </text:span><text:span text:style-name="T2">1 rue du Languernais</text:span></text:p>
      <text:p text:style-name="P2"><text:span text:style-name="T2">44350 Saint- Molf</text:span><text:span text:style-name="T1">.</text:span></text:p>
      <text:p text:style-name="P2"><text:bookmark text:name="page36R_mcid13"/><text:bookmark text:name="page36R_mcid15"/><text:bookmark text:name="page36R_mcid14"/><text:line-break/><text:span text:style-name="T3">Procès-verbal de l’assemblée extraordinaire générale du </text:span><text:span text:style-name="T4">30 avril 2022</text:span><text:bookmark text:name="page36R_mcid16"/><text:bookmark text:name="page36R_mcid17"/><text:bookmark text:name="page36R_mcid18"/><text:line-break/></text:p>
      <text:p text:style-name="P2"><text:span text:style-name="T1">Le </text:span><text:span text:style-name="T2">30 avril 2022</text:span><text:span text:style-name="T1"> à </text:span><text:span text:style-name="T2">10 </text:span><text:span text:style-name="T1">h</text:span><text:span text:style-name="T2">00</text:span><text:span text:style-name="T1">, les membres de l’association</text:span> <text:span text:style-name="T1">dénommée </text:span><text:span text:style-name="T2">A3C Presqu’île</text:span> <text:span text:style-name="T1">dont le siège social est à </text:span><text:span text:style-name="T2">Saint-Molf 1 rue du Languernais </text:span><text:span text:style-name="T1">se sont réunis en assemblée</text:span> <text:span text:style-name="T1">générale extraordinaire au siège social,</text:span> <text:span text:style-name="T1">sur convocation du Président</text:span> <text:span text:style-name="T1">par </text:span><text:span text:style-name="T2">email en date du 22 mars 2022</text:span><text:span text:style-name="T1"> conformément aux dispositions des statuts</text:span><text:bookmark text:name="page36R_mcid20"/><text:bookmark text:name="page36R_mcid21"/><text:span text:style-name="T1">.</text:span></text:p>
      <text:p text:style-name="P2"><text:line-break/><text:span text:style-name="T1">Il a été dressé une feuille de présence, </text:span><text:span text:style-name="T2">jointe au présent procès-verbal,</text:span><text:span text:style-name="T1"> qui a été signée par chaque membre présent, au moment de son entrée</text:span> <text:span text:style-name="T1">en séance, tant à titre personnel qu’en qualité éventuelle de</text:span><text:line-break/><text:span text:style-name="T1">mandataire en cas de procuration possible.</text:span></text:p>
      <text:p text:style-name="P3"><text:bookmark text:name="page36R_mcid26"/><text:bookmark text:name="page36R_mcid27"/><text:line-break/><text:span text:style-name="T1">L’assemblée procède à la désignation de son bureau de séance : M. </text:span><text:span text:style-name="T5">Régis Leruste, président de l’association, </text:span><text:span text:style-name="T1">est désigné en qualité de</text:span> <text:span text:style-name="T1">président de séance et M</text:span><text:span text:style-name="T5">me Daphné Macé, responsable admisnitrative et juridique, </text:span><text:span text:style-name="T1">en qualité de secrétaire de séance.</text:span></text:p>
      <text:p text:style-name="P3"><text:bookmark text:name="page36R_mcid28"/><text:bookmark text:name="page36R_mcid29"/><text:line-break/><text:span text:style-name="T1">Le président constate que les membres présents et représentés sont au nombre de </text:span><text:span text:style-name="T5">9 </text:span><text:span text:style-name="T1">et qu’en</text:span> <text:span text:style-name="T1">conséquence l’assemblée peut valablement délibérer.</text:span></text:p>
      <text:p text:style-name="P3"><text:bookmark text:name="page36R_mcid30"/><text:bookmark text:name="page36R_mcid31"/><text:line-break/><text:span text:style-name="T1">Le président rappelle que l’ordre du jour de l’assemblée porte sur :</text:span></text:p>
      <text:p text:style-name="P3"><text:span text:style-name="T5">- </text:span><text:span text:style-name="T1">La dissolution de l’association,</text:span></text:p>
      <text:p text:style-name="P3"><text:span text:style-name="T1">- La liquidation des biens de l’association,</text:span></text:p>
      <text:p text:style-name="P3"><text:span text:style-name="T1">-</text:span> <text:span text:style-name="T1">La nomination d’un liquidateur, ses pouvoirs et ses obligations.</text:span></text:p>
      <text:p text:style-name="P3"><text:line-break/><text:span text:style-name="T1">Le président présente les motifs de la proposition de dissolution :</text:span></text:p>
      <text:p text:style-name="P3"><text:span text:style-name="T9">I</text:span><text:span text:style-name="T5">l exprime une certaine lassitude <text:s/>à animer cette association en raison <text:s/>de son âge (75 ans)</text:span><text:span text:style-name="T1"> et </text:span><text:span text:style-name="T5">son souhait de continuer à développer le système de cuisson intelligente (SCI) en dehors de tout cadre associatif.</text:span></text:p>
      <text:p text:style-name="P3"><text:soft-page-break/><text:span text:style-name="T5"/></text:p>
      <text:p text:style-name="P3"><text:span text:style-name="T5">Il </text:span><text:span text:style-name="T1">donne ensuite la parole à tout membre de</text:span> <text:span text:style-name="T1">l’assemblée désirant s’exprimer.</text:span></text:p>
      <text:p text:style-name="P4"><text:bookmark text:name="page43R_mcid1"/><text:bookmark text:name="page43R_mcid2"/><text:line-break/><text:span text:style-name="T1">La discussion étant close, le président met successivement aux voix les résolutions (délibérations) suivantes.</text:span></text:p>
      <text:p text:style-name="P5"><text:bookmark text:name="page43R_mcid4"/><text:bookmark text:name="page43R_mcid3"/><text:line-break/><text:span text:style-name="T7">Résolution portant sur la dissolution de l’association</text:span><text:span text:style-name="T1"> :</text:span><text:bookmark text:name="page43R_mcid6"/><text:bookmark text:name="page43R_mcid5"/><text:line-break/><text:span text:style-name="T1">L’assemblée générale extraordinaire, après avoir entendu les raisons qui conduisent à proposer à l’assemblée</text:span> <text:span text:style-name="T1">la dissolution, décide de dissoudre l’association, à compter du </text:span><text:span text:style-name="T6">30 <text:s/>avril 2022</text:span><text:span text:style-name="T1">, et d’ouvrir la phase de</text:span> <text:span text:style-name="T1">liquidation.</text:span></text:p>
      <text:p text:style-name="P5"><text:span text:style-name="T1"/></text:p>
      <text:p text:style-name="P5"><text:span text:style-name="T1">Cette résolution est adoptée à l’unanimité des présents et représentés.</text:span></text:p>
      <text:p text:style-name="P5"><text:bookmark text:name="page43R_mcid9"/><text:bookmark text:name="page43R_mcid11"/><text:bookmark text:name="page43R_mcid10"/><text:line-break/><text:span text:style-name="T7">Résolution portant sur l’attribution des biens de l’association</text:span><text:span text:style-name="T1"> :</text:span><text:bookmark text:name="page43R_mcid12"/><text:bookmark text:name="page43R_mcid13"/><text:line-break/><text:span text:style-name="T1">Après avoir entendu l’inventaire des biens de l’association, l’assemblée générale décide de leur attribution selon les modalités suivantes :</text:span></text:p>
      <text:p text:style-name="P5"><text:span text:style-name="T8">- Le solde du compte courant du crédit agricole sera destiné à l’organisation d’une fête de clôture.</text:span></text:p>
      <text:p text:style-name="P5"><text:span text:style-name="T8">- Le président aura l’usufruit de tous les développements matériels et logiciels qui ont été produits autour du SCI dans le cadre de l’association.</text:span></text:p>
      <text:p text:style-name="P5"><text:span text:style-name="T1"/></text:p>
      <text:p text:style-name="P5"><text:span text:style-name="T1">Cette résolution a été adoptée à l’unanimité des présents et représentés.</text:span></text:p>
      <text:p text:style-name="P6"><text:bookmark text:name="page43R_mcid21"/><text:bookmark text:name="page43R_mcid22"/><text:bookmark text:name="page43R_mcid20"/><text:line-break/><text:span text:style-name="T7">Résolution portant sur la désignation d’un liquidateur</text:span><text:span text:style-name="T1"> :</text:span><text:bookmark text:name="page43R_mcid24"/><text:bookmark text:name="page43R_mcid23"/><text:line-break/><text:span text:style-name="T1">L’assemblée générale extraordinaire décide de nommer Monsieur </text:span><text:span text:style-name="T8">Régis Leruste </text:span><text:span text:style-name="T1">en qualité de liquidateur.</text:span><text:bookmark text:name="page43R_mcid25"/><text:line-break/></text:p>
      <text:p text:style-name="P6"><text:span text:style-name="T1">L’assemblée générale extraordinaire confère au liquidateur les pouvoirs les plus étendus pour terminer les opérations en cours, procéder au recouvrement des créances, payer les dettes</text:span><text:line-break/><text:span text:style-name="T1">éventuelles, attribuer le boni (liquidités restantes) de liquidation éventuel selon les modalités définies dans la résolution précédente.</text:span><text:bookmark text:name="page43R_mcid26"/><text:bookmark text:name="page43R_mcid27"/><text:line-break/></text:p>
      <text:p text:style-name="P6"><text:span text:style-name="T1">L’assemblée générale extraordinaire donne</text:span> <text:span text:style-name="T1">également pouvoir au liquidateur d’accomplir toutes les formalités déclaratives et de publicité liées à la dissolution.</text:span></text:p>
      <text:p text:style-name="P5"><text:bookmark text:name="page43R_mcid30"/><text:bookmark text:name="page43R_mcid29"/><text:bookmark text:name="page43R_mcid28"/><text:line-break/><text:span text:style-name="T7">Résolution portant sur la correspondance</text:span><text:span text:style-name="T1"> :</text:span><text:bookmark text:name="page43R_mcid31"/><text:bookmark text:name="page43R_mcid32"/><text:line-break/><text:span text:style-name="T1">L’assemblée générale extraordinaire décide de fixer à </text:span><text:span text:style-name="T8">Saint-Molf 1 rue </text:span><text:soft-page-break/><text:span text:style-name="T8">du Languernais, </text:span><text:span text:style-name="T1">le</text:span> <text:span text:style-name="T1">lieu où la correspondance doit</text:span> <text:span text:style-name="T1">être adressée et où les actes et documents concernant la liquidation doivent être conservés.</text:span></text:p>
      <text:p text:style-name="P6"><text:span text:style-name="T1">Cette résolution a été adoptée à l’unanimité des présents et représentés.</text:span></text:p>
      <text:p text:style-name="P6"><text:bookmark text:name="page43R_mcid35"/><text:bookmark text:name="page43R_mcid37"/><text:bookmark text:name="page43R_mcid36"/><text:line-break/><text:span text:style-name="T1">L’ordre du jour étant épuisé, la séance est levée à </text:span><text:span text:style-name="T8">12 </text:span><text:span text:style-name="T1">h </text:span><text:span text:style-name="T8">07</text:span><text:span text:style-name="T1">.</text:span></text:p>
      <text:p text:style-name="P6"><text:span text:style-name="T1"/></text:p>
      <text:p text:style-name="P6"><text:span text:style-name="T1"/></text:p>
      <text:p text:style-name="P7"><text:span text:style-name="T7">Signatures</text:span><text:span text:style-name="T1"> :</text:span></text:p>
      <text:p text:style-name="P7"><text:span text:style-name="T1"/></text:p>
      <text:p text:style-name="P7"><text:span text:style-name="T1"/></text:p>
      <text:p text:style-name="P7"><text:span text:style-name="T1">Le Président, Régis Leruste :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Le Trésorier, Bruno Leruste :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La Responsable administrative et juridique, Daphné Macé : 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Marie Surel :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Matéo Périz :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Philippe Lebrun :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Olivier Marais :</text:span></text:p>
      <text:p text:style-name="P7"><text:span text:style-name="T1"/>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b0693" officeooo:paragraph-rsid="001b06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 :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30T16:04:01.585157843</meta:creation-date>
    <dc:date>2022-04-30T16:52:22.620949478</dc:date>
    <meta:editing-duration>PT17M27S</meta:editing-duration>
    <meta:editing-cycles>4</meta:editing-cycles>
    <meta:generator>LibreOffice/6.0.7.3$Linux_X86_64 LibreOffice_project/00m0$Build-3</meta:generator>
    <meta:print-date>2022-04-30T16:52:40.987779303</meta:print-date>
    <meta:document-statistic meta:table-count="0" meta:image-count="0" meta:object-count="0" meta:page-count="3" meta:paragraph-count="37" meta:word-count="637" meta:character-count="4219" meta:non-whitespace-character-count="3598"/>
  </office:meta>
</office:document-meta>
</file>